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4660119" text:style-name="L1">
        <text:list-item>
          <text:p text:style-name="P1">Digestive System</text:p>
          <text:list>
            <text:list-item>
              <text:p text:style-name="P1">Purpose: to chemically and mechanically break down food</text:p>
              <text:list>
                <text:list-item>
                  <text:p text:style-name="P1">Needs to produce the nutrient molecules that are small enough to be broke down and used.</text:p>
                </text:list-item>
              </text:list>
            </text:list-item>
            <text:list-item>
              <text:p text:style-name="P1">Digestion begins in the mouth</text:p>
              <text:list>
                <text:list-item>
                  <text:p text:style-name="P1">Mechanical breakdown called digestion</text:p>
                </text:list-item>
                <text:list-item>
                  <text:p text:style-name="P1">Chemical breakdown using the enzyme amylase that starts breaking down food.</text:p>
                </text:list-item>
                <text:list-item>
                  <text:p text:style-name="P1">Muscular walls of the esophagus contract and relax to push food down to the stomach.</text:p>
                </text:list-item>
              </text:list>
            </text:list-item>
            <text:list-item>
              <text:p text:style-name="P1">Gastric juices</text:p>
              <text:list>
                <text:list-item>
                  <text:p text:style-name="P1">Secreted by epithelial cells that line the stomach and allow the chemical breakdown of food.</text:p>
                </text:list-item>
                <text:list-item>
                  <text:p text:style-name="P1">Hydrochloric acid and an enzyme called pepsin (this enzyme begins the breakdown of proteins).</text:p>
                </text:list-item>
                <text:list-item>
                  <text:p text:style-name="P1">Mucus is also secreted by the stomach to help protect the stomach walls from the acidic environment.</text:p>
                </text:list-item>
                <text:list-item>
                  <text:p text:style-name="P1">This liquid-like sludge is called bolus</text:p>
                </text:list-item>
              </text:list>
            </text:list-item>
            <text:list-item>
              <text:p text:style-name="P1">Small intestine</text:p>
              <text:list>
                <text:list-item>
                  <text:p text:style-name="P1">The first meter of the small intestine is called the duodenum</text:p>
                  <text:list>
                    <text:list-item>
                      <text:p text:style-name="P1">Most of the digestion occurs here</text:p>
                    </text:list-item>
                    <text:list-item>
                      <text:p text:style-name="P1">Small tubes are inserted that connect to the</text:p>
                      <text:list>
                        <text:list-item>
                          <text:p text:style-name="P1">Pancreas – Break down fats with enzymes into small particles and also proteins that are amino acids.</text:p>
                        </text:list-item>
                        <text:list-item>
                          <text:p text:style-name="P1">Liver – Produces bile which is stored in the gall bladder</text:p>
                        </text:list-item>
                        <text:list-item>
                          <text:p text:style-name="P1">Gall bladder – Bile breaks up globs of fat into droplets</text:p>
                        </text:list-item>
                      </text:list>
                    </text:list-item>
                    <text:list-item>
                      <text:p text:style-name="P1">The rest of the small intestine allows the breakdown of food into small projections along the intestinal wall called villi and microvilli. These cells increase the surface area so that more particles can be absorbed.</text:p>
                    </text:list-item>
                  </text:list>
                </text:list-item>
              </text:list>
            </text:list-item>
            <text:list-item>
              <text:p text:style-name="P1">Large intestine</text:p>
              <text:list>
                <text:list-item>
                  <text:p text:style-name="P1">4 main functions</text:p>
                  <text:list>
                    <text:list-item>
                      <text:p text:style-name="P1">Absorb water</text:p>
                    </text:list-item>
                    <text:list-item>
                      <text:p text:style-name="P1">Absorb vitamins</text:p>
                    </text:list-item>
                    <text:list-item>
                      <text:p text:style-name="P1">Absorb minerals and salts</text:p>
                    </text:list-item>
                    <text:list-item>
                      <text:p text:style-name="P1">Eliminate undigested foods as feces</text:p>
                      <text:list>
                        <text:list-item>
                          <text:p text:style-name="P1">Bacteria can be found here. Helps break down food and produces essential nutrients such as vitamin K.</text:p>
                        </text:list-item>
                      </text:list>
                    </text:list-item>
                  </text:list>
                </text:list-item>
              </text:list>
            </text:list-item>
            <text:list-item>
              <text:p text:style-name="P1">Page 98 – Small intestine, 3.15, 3.20 (know in detail).</text:p>
            </text:list-item>
            <text:list-item>
              <text:p text:style-name="P1">Homework</text:p>
              <text:list>
                <text:list-item>
                  <text:p text:style-name="P1">Pg. 99 #1-4</text:p>
                </text:list-item>
                <text:list-item>
                  <text:p text:style-name="P1">Page 106 #5-8</text:p>
                </text:list-item>
                <text:list-item>
                  <text:p text:style-name="P1">Pg. 107 #1-6</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meta:creation-date>2012-05-28T09:15:46</meta:creation-date>
    <dc:date>2012-05-28T09:40:04</dc:date>
    <dc:creator>Jack McCracken</dc:creator>
    <meta:editing-duration>PT8M10S</meta:editing-duration>
    <meta:editing-cycles>2</meta:editing-cycles>
    <meta:generator>LibreOffice/3.5$Linux_x86 LibreOffice_project/350m1$Build-2</meta:generator>
    <meta:document-statistic meta:table-count="0" meta:image-count="0" meta:object-count="0" meta:page-count="1" meta:paragraph-count="32" meta:word-count="303" meta:character-count="1654" meta:non-whitespace-character-count="1415"/>
  </office:meta>
</office:document-meta>
</file>